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2">
            <text:p>2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15M09S">
            <text:p>11:15:0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15M39S">
            <text:p>11:15:3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3 CPU_ALL.F1:CPU_ALL.F1 CPU_ALL.F2:CPU_ALL.F3 DISK_SUMM.D2:DISK_SUMM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35.9">
            <text:p>36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.4">
            <text:p>3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05">
            <text:p>1.1</text:p>
          </table:table-cell>
          <table:table-cell table:style-name="ce4" office:value-type="float" office:value="93.9">
            <text:p>93.9</text:p>
          </table:table-cell>
          <table:table-cell table:style-name="ce4" office:value-type="float" office:value="5.1">
            <text:p>5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71.8">
            <text:p>72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95.9">
            <text:p>95.9</text:p>
          </table:table-cell>
          <table:table-cell table:style-name="ce4" office:value-type="float" office:value="6.1">
            <text:p>6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427H15M39S">
            <text:p>11:15:3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47058823529412">
            <text:p>1.5</text:p>
          </table:table-cell>
          <table:table-cell table:style-name="ce4" office:value-type="float" office:value="1.35294117647059">
            <text:p>1.4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1.02129925452609">
            <text:p>1.0</text:p>
          </table:table-cell>
          <table:table-cell table:style-name="ce4" office:value-type="float" office:value="1.19607843137255">
            <text:p>1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5.786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23">
            <text:p>23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15.08S">
            <text:p>00:11:1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18653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864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9"/>1163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770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27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48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9222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27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2608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045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480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47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408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7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1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1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0682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620466 0 293569 141247958 67515 4 5038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61500 0 76822 35216568 13496 4 4178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68073 0 85264 35340617 7532 0 233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49024 0 63489 35346621 8676 0 226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41868 0 67993 35344150 37809 0 399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4550688 53 17 0 0 0 0 2 0 1 0 0 0 1044 0 340993 69 0 0 0 0 0 0 0 22 0 0 0 0 0 0 0 0 546206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326398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40159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08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7906450 0 10075228 1727294 3496904 341087 0 10 2549720 49664 9666543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2"/>19684 <text:s text:c="4"/>269 <text:s text:c="3"/>0 <text:s text:c="3"/>0 <text:s text:c="3"/>0 <text:s text:c="4"/>0 <text:s text:c="9"/>0 <text:s text:c="8"/>0 <text:s text:c="3"/>19684 <text:s text:c="4"/>26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96580195 4367985 <text:s text:c="3"/>0 <text:s/>803 <text:s text:c="3"/>0 <text:s text:c="4"/>0 <text:s text:c="9"/>0 <text:s text:c="8"/>0 2919407579 232069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9437 15863 1159414 495656 321559 3082850 27310552 26215740 0 1047028 267607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9335 15832 1158362 495052 321551 3082850 27310552 26215732 0 1046916 267600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64 0 0 0 0 0 64 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84 0 0 0 0 0 384 38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570 3994860 21 311 6 55 110981 123545 20 0 1 0 4 2932736 401 4294967295 2555904 2655740 3220434912 3220429884 14255126 0 0 4096 536946211 3223525726 0 0 0 3 0 0 93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1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367985 errors:0 dropped:80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32069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96580195 (596.5 MB) <text:s/>TX bytes:2919407579 (2.9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69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6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684 (19.6 KB) <text:s/>TX bytes:19684 (19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140 <text:s text:c="5"/>4141 <text:s/>44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95.9">
            <text:p>95.9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91.9">
            <text:p>91.9</text:p>
          </table:table-cell>
          <table:table-cell office:value-type="float" office:value="6.1">
            <text:p>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.4">
            <text:p>3.4</text:p>
            <draw:frame table:end-cell-address="CPU_ALL.U31" table:end-x="0.474in" table:end-y="0.0016in" draw:z-index="0" draw:name="Chart 1" draw:style-name="gr1" svg:width="14.0496in" svg:height="5.0524in" svg:x="0.0299in" svg:y="0.0039in">
              <draw:object draw:notify-on-update-of-ranges="CPU_ALL.A2:CPU_ALL.A3 CPU_ALL.B1:CPU_ALL.B1 CPU_ALL.B2:CPU_ALL.B3 CPU_ALL.C1:CPU_ALL.C1 CPU_ALL.C2:CPU_ALL.C3 CPU_ALL.D1:CPU_ALL.D1 CPU_ALL.D2:CPU_ALL.D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.7">
            <text:p>1.7</text:p>
          </table:table-cell>
          <table:table-cell office:value-type="float" office:value="1.05">
            <text:p>1.05</text:p>
          </table:table-cell>
          <table:table-cell office:value-type="float" office:value="93.9">
            <text:p>93.9</text:p>
          </table:table-cell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7" table:end-x="0.474in" table:end-y="0.0173in" draw:z-index="1" draw:name="Chart 2" draw:style-name="gr1" svg:width="14.0496in" svg:height="5.0539in" svg:x="0.0299in" svg:y="0.0177in">
              <draw:object draw:notify-on-update-of-ranges="CPU_ALL.A2:CPU_ALL.A3 CPU_ALL.G1:CPU_ALL.G1 CPU_ALL.G2:CPU_ALL.G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.45">
            <text:p>2.5</text:p>
          </table:table-cell>
          <table:table-cell table:style-name="ce10" office:value-type="float" office:value="0.65">
            <text:p>0.7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96.55">
            <text:p>96.6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.05">
            <text:p>3.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35">
            <text:p>0.4</text:p>
          </table:table-cell>
          <table:table-cell table:style-name="ce10" office:value-type="float" office:value="96.1">
            <text:p>96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.75">
            <text:p>2.8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0.4">
            <text:p>0.4</text:p>
          </table:table-cell>
          <table:table-cell table:style-name="ce10" office:value-type="float" office:value="96.15">
            <text:p>96.2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.55">
            <text:p>2.6</text:p>
          </table:table-cell>
          <table:table-cell table:style-name="ce10" office:value-type="float" office:value="0.7">
            <text:p>0.7</text:p>
          </table:table-cell>
          <table:table-cell table:style-name="ce10" office:value-type="float" office:value="3.15">
            <text:p>3.2</text:p>
          </table:table-cell>
          <table:table-cell table:style-name="ce10" office:value-type="float" office:value="93.6">
            <text:p>93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0">
            <text:p>0</text:p>
          </table:table-cell>
          <table:table-cell office:value-type="float" office:value="526.2">
            <text:p>526.2</text:p>
          </table:table-cell>
          <table:table-cell office:value-type="float" office:value="71.8">
            <text:p>71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_SUMM.T31" table:end-x="0.6197in" table:end-y="0.0016in" draw:z-index="0" draw:name="Chart 1" draw:style-name="gr1" svg:width="14.0118in" svg:height="5.0524in" svg:x="0.0299in" svg:y="0.0039in">
              <draw:object draw:notify-on-update-of-ranges="DISK_SUMM.A2:DISK_SUMM.A3 DISK_SUMM.B1:DISK_SUMM.B1 DISK_SUMM.B2:DISK_SUMM.B3 DISK_SUMM.C1:DISK_SUMM.C1 DISK_SUMM.C2:DISK_SUMM.C3 DISK_SUMM.D2:DISK_SUMM.D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3])" office:value-type="float" office:value="263.1">
            <text:p>263.1</text:p>
          </table:table-cell>
          <table:table-cell table:style-name="ce11" table:formula="of:=AVERAGE([.D2:.D3])" office:value-type="float" office:value="35.9">
            <text:p>35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263.1">
            <text:p>263.1</text:p>
          </table:table-cell>
          <table:table-cell table:style-name="ce11" table:formula="of:=IF([.D5]=0;0;MAX(SUMPRODUCT([.D2:.D3];[.D2:.D3])/SUM([.D2:.D3])-[.D5];0))" office:value-type="float" office:value="35.9">
            <text:p>35.9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7" table:end-x="0.6197in" table:end-y="0.0173in" draw:z-index="1" draw:name="Chart 2" draw:style-name="gr1" svg:width="14.0118in" svg:height="5.0539in" svg:x="0.0299in" svg:y="0.0177in">
              <draw:object draw:notify-on-update-of-ranges="DISK_SUMM.B1:DISK_SUMM.D1 DISK_SUMM.A5:DISK_SUMM.A5 DISK_SUMM.B5:DISK_SUMM.D5 DISK_SUMM.A6:DISK_SUMM.A6 DISK_SUMM.B6:DISK_SUMM.D6 DISK_SUMM.A7:DISK_SUMM.A7 DISK_SUMM.B7:DISK_SUMM.D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2" office:value-type="float" office:value="7.3">
            <text:p>7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6">
            <text:p>14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.65">
            <text:p>3.7</text:p>
            <draw:frame table:end-cell-address="DISKBSIZE.V31" table:end-x="0.328in" table:end-y="0.0016in" draw:z-index="0" draw:name="Chart 1" draw:style-name="gr1" svg:width="14.0177in" svg:height="5.0524in" svg:x="0.0299in" svg:y="0.0039in">
              <draw:object draw:notify-on-update-of-ranges="DISKBSIZE.B1:DISKBSIZE.F1 DISKBSIZE.B5:DISKBSIZE.F5 DISKBSIZE.B6:DISKBSIZE.F6 DISKBSIZE.B7:DISKBSIZE.F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3])" office:value-type="float" office:value="3.65">
            <text:p>3.7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.65">
            <text:p>3.7</text:p>
          </table:table-cell>
          <table:table-cell table:style-name="ce11" table:formula="of:=IF([.C5]=0;0;MAX(SUMPRODUCT([.C2:.C3];[.C2:.C3])/SUM([.C2:.C3])-[.C5];0))" office:value-type="float" office:value="3.65">
            <text:p>3.7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7.3">
            <text:p>7.3</text:p>
          </table:table-cell>
          <table:table-cell table:style-name="ce11" table:formula="of:=[.C5]+ [.C6]" office:value-type="float" office:value="7.3">
            <text:p>7.3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7" table:end-x="0.328in" table:end-y="0.0173in" draw:z-index="1" draw:name="Chart 2" draw:style-name="gr1" svg:width="14.0177in" svg:height="5.0539in" svg:x="0.0299in" svg:y="0.0177in">
              <draw:object draw:notify-on-update-of-ranges="DISKBSIZE.A2:DISKBSIZE.A3 DISKBSIZE.B1:DISKBSIZE.B1 DISKBSIZE.B2:DISKBSIZE.B3 DISKBSIZE.C1:DISKBSIZE.C1 DISKBSIZE.C2:DISKBSIZE.C3 DISKBSIZE.D1:DISKBSIZE.D1 DISKBSIZE.D2:DISKBSIZE.D3 DISKBSIZE.E1:DISKBSIZE.E1 DISKBSIZE.E2:DISKBSIZE.E3 DISKBSIZE.F1:DISKBSIZE.F1 DISKBSIZE.F2:DISKBSIZE.F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2" office:value-type="float" office:value="12.3">
            <text:p>12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4.6">
            <text:p>24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6.15">
            <text:p>6.2</text:p>
            <draw:frame table:end-cell-address="DISKBUSY.V31" table:end-x="0.328in" table:end-y="0.0016in" draw:z-index="0" draw:name="Chart 1" draw:style-name="gr1" svg:width="14.0177in" svg:height="5.0524in" svg:x="0.0299in" svg:y="0.0039in">
              <draw:object draw:notify-on-update-of-ranges="DISKBUSY.B1:DISKBUSY.F1 DISKBUSY.B5:DISKBUSY.F5 DISKBUSY.B6:DISKBUSY.F6 DISKBUSY.B7:DISKBUSY.F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3])" office:value-type="float" office:value="6.15">
            <text:p>6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6.15">
            <text:p>6.2</text:p>
          </table:table-cell>
          <table:table-cell table:style-name="ce11" table:formula="of:=IF([.C5]=0;0;MAX(SUMPRODUCT([.C2:.C3];[.C2:.C3])/SUM([.C2:.C3])-[.C5];0))" office:value-type="float" office:value="6.15">
            <text:p>6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12.3">
            <text:p>12.3</text:p>
          </table:table-cell>
          <table:table-cell table:style-name="ce11" table:formula="of:=[.C5]+ [.C6]" office:value-type="float" office:value="12.3">
            <text:p>12.3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7" table:end-x="0.328in" table:end-y="0.0173in" draw:z-index="1" draw:name="Chart 2" draw:style-name="gr1" svg:width="14.0177in" svg:height="5.0539in" svg:x="0.0299in" svg:y="0.0177in">
              <draw:object draw:notify-on-update-of-ranges="DISKBUSY.A2:DISKBUSY.A3 DISKBUSY.B1:DISKBUSY.B1 DISKBUSY.B2:DISKBUSY.B3 DISKBUSY.C1:DISKBUSY.C1 DISKBUSY.C2:DISKBUSY.C3 DISKBUSY.D1:DISKBUSY.D1 DISKBUSY.D2:DISKBUSY.D3 DISKBUSY.E1:DISKBUSY.E1 DISKBUSY.E2:DISKBUSY.E3 DISKBUSY.F1:DISKBUSY.F1 DISKBUSY.F2:DISKBUSY.F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READ.V31" table:end-x="0.328in" table:end-y="0.0016in" draw:z-index="0" draw:name="Chart 1" draw:style-name="gr1" svg:width="14.0177in" svg:height="5.0524in" svg:x="0.0299in" svg:y="0.0039in">
              <draw:object draw:notify-on-update-of-ranges="DISKREAD.B1:DISKREAD.F1 DISKREAD.B5:DISKREAD.F5 DISKREAD.B6:DISKREAD.F6 DISKREAD.B7:DISKREAD.F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7" table:end-x="0.328in" table:end-y="0.0173in" draw:z-index="1" draw:name="Chart 2" draw:style-name="gr1" svg:width="14.0177in" svg:height="5.0539in" svg:x="0.0299in" svg:y="0.0177in">
              <draw:object draw:notify-on-update-of-ranges="DISKREAD.A2:DISKREAD.A3 DISKREAD.B1:DISKREAD.B1 DISKREAD.B2:DISKREAD.B3 DISKREAD.C1:DISKREAD.C1 DISKREAD.C2:DISKREAD.C3 DISKREAD.D1:DISKREAD.D1 DISKREAD.D2:DISKREAD.D3 DISKREAD.E1:DISKREAD.E1 DISKREAD.E2:DISKREAD.E3 DISKREAD.F1:DISKREAD.F1 DISKREAD.F2:DISKREAD.F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2" office:value-type="float" office:value="263.1">
            <text:p>26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26.2">
            <text:p>526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131.55">
            <text:p>131.6</text:p>
            <draw:frame table:end-cell-address="DISKWRITE.V31" table:end-x="0.328in" table:end-y="0.0016in" draw:z-index="0" draw:name="Chart 1" draw:style-name="gr1" svg:width="14.0177in" svg:height="5.0524in" svg:x="0.0299in" svg:y="0.0039in">
              <draw:object draw:notify-on-update-of-ranges="DISKWRITE.B1:DISKWRITE.F1 DISKWRITE.B5:DISKWRITE.F5 DISKWRITE.B6:DISKWRITE.F6 DISKWRITE.B7:DISKWRITE.F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3])" office:value-type="float" office:value="131.55">
            <text:p>131.6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131.55">
            <text:p>131.6</text:p>
          </table:table-cell>
          <table:table-cell table:style-name="ce11" table:formula="of:=IF([.C5]=0;0;MAX(SUMPRODUCT([.C2:.C3];[.C2:.C3])/SUM([.C2:.C3])-[.C5];0))" office:value-type="float" office:value="131.55">
            <text:p>131.6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263.1">
            <text:p>263.1</text:p>
          </table:table-cell>
          <table:table-cell table:style-name="ce11" table:formula="of:=[.C5]+ [.C6]" office:value-type="float" office:value="263.1">
            <text:p>263.1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7" table:end-x="0.328in" table:end-y="0.0173in" draw:z-index="1" draw:name="Chart 2" draw:style-name="gr1" svg:width="14.0177in" svg:height="5.0539in" svg:x="0.0299in" svg:y="0.0177in">
              <draw:object draw:notify-on-update-of-ranges="DISKWRITE.A2:DISKWRITE.A3 DISKWRITE.B1:DISKWRITE.B1 DISKWRITE.B2:DISKWRITE.B3 DISKWRITE.C1:DISKWRITE.C1 DISKWRITE.C2:DISKWRITE.C3 DISKWRITE.D1:DISKWRITE.D1 DISKWRITE.D2:DISKWRITE.D3 DISKWRITE.E1:DISKWRITE.E1 DISKWRITE.E2:DISKWRITE.E3 DISKWRITE.F1:DISKWRITE.F1 DISKWRITE.F2:DISKWRITE.F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2" office:value-type="float" office:value="35.9">
            <text:p>35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1.8">
            <text:p>71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17.95">
            <text:p>18.0</text:p>
            <draw:frame table:end-cell-address="DISKXFER.V31" table:end-x="0.328in" table:end-y="0.0016in" draw:z-index="0" draw:name="Chart 1" draw:style-name="gr1" svg:width="14.0177in" svg:height="5.0524in" svg:x="0.0299in" svg:y="0.0039in">
              <draw:object draw:notify-on-update-of-ranges="DISKXFER.B1:DISKXFER.F1 DISKXFER.B5:DISKXFER.F5 DISKXFER.B6:DISKXFER.F6 DISKXFER.B7:DISKXFER.F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3])" office:value-type="float" office:value="17.95">
            <text:p>18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17.95">
            <text:p>18.0</text:p>
          </table:table-cell>
          <table:table-cell table:style-name="ce11" table:formula="of:=IF([.C5]=0;0;MAX(SUMPRODUCT([.C2:.C3];[.C2:.C3])/SUM([.C2:.C3])-[.C5];0))" office:value-type="float" office:value="17.95">
            <text:p>18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35.9">
            <text:p>35.9</text:p>
          </table:table-cell>
          <table:table-cell table:style-name="ce11" table:formula="of:=[.C5]+ [.C6]" office:value-type="float" office:value="35.9">
            <text:p>35.9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7" table:end-x="0.328in" table:end-y="0.0173in" draw:z-index="1" draw:name="Chart 2" draw:style-name="gr1" svg:width="14.0177in" svg:height="5.0539in" svg:x="0.0299in" svg:y="0.0177in">
              <draw:object draw:notify-on-update-of-ranges="DISKXFER.A2:DISKXFER.A3 DISKXFER.B1:DISKXFER.B1 DISKXFER.B2:DISKXFER.B3 DISKXFER.C1:DISKXFER.C1 DISKXFER.C2:DISKXFER.C3 DISKXFER.D1:DISKXFER.D1 DISKXFER.D2:DISKXFER.D3 DISKXFER.E1:DISKXFER.E1 DISKXFER.E2:DISKXFER.E3 DISKXFER.F1:DISKXFER.F1 DISKXFER.F2:DISKXFER.F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40.9">
            <text:p>40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0.9">
            <text:p>40.9</text:p>
            <draw:frame table:end-cell-address="JFSFILE.U31" table:end-x="0.474in" table:end-y="0.0016in" draw:z-index="0" draw:name="Chart 1" draw:style-name="gr1" svg:width="14.0496in" svg:height="5.0524in" svg:x="0.0299in" svg:y="0.0039in">
              <draw:object draw:notify-on-update-of-ranges="JFSFILE.B1:JFSFILE.F1 JFSFILE.A5:JFSFILE.A5 JFSFILE.B5:JFSFILE.F5 JFSFILE.A6:JFSFILE.A6 JFSFILE.B6:JFSFILE.F6 JFSFILE.A7:JFSFILE.A7 JFSFILE.B7:JFSFILE.F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21.1">
            <text:p>1821.1</text:p>
          </table:table-cell>
          <table:table-cell office:value-type="float" office:value="1230.9">
            <text:p>1230.9</text:p>
          </table:table-cell>
          <table:table-cell office:value-type="float" office:value="590.2">
            <text:p>590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5.9">
            <text:p>1135.9</text:p>
          </table:table-cell>
          <table:table-cell office:value-type="float" office:value="1729">
            <text:p>1729</text:p>
          </table:table-cell>
          <table:table-cell office:value-type="float" office:value="-1">
            <text:p>-1</text:p>
          </table:table-cell>
          <table:table-cell office:value-type="float" office:value="182.1">
            <text:p>182.1</text:p>
          </table:table-cell>
          <table:table-cell office:value-type="float" office:value="0">
            <text:p>0</text:p>
          </table:table-cell>
          <table:table-cell office:value-type="float" office:value="417.2">
            <text:p>417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817.4">
            <text:p>1817.4</text:p>
          </table:table-cell>
          <table:table-cell office:value-type="float" office:value="1227.4">
            <text:p>1227.4</text:p>
          </table:table-cell>
          <table:table-cell office:value-type="float" office:value="590.1">
            <text:p>590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1136.3">
            <text:p>1136.3</text:p>
          </table:table-cell>
          <table:table-cell office:value-type="float" office:value="1731.5">
            <text:p>1731.5</text:p>
          </table:table-cell>
          <table:table-cell office:value-type="float" office:value="-1">
            <text:p>-1</text:p>
          </table:table-cell>
          <table:table-cell office:value-type="float" office:value="182.1">
            <text:p>182.1</text:p>
          </table:table-cell>
          <table:table-cell office:value-type="float" office:value="0">
            <text:p>0</text:p>
          </table:table-cell>
          <table:table-cell office:value-type="float" office:value="417.5">
            <text:p>417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1" table:end-x="0.1303in" table:end-y="0.0016in" draw:z-index="0" draw:name="Chart 1" draw:style-name="gr1" svg:width="13.9429in" svg:height="5.0524in" svg:x="0.0299in" svg:y="0.0039in">
              <draw:object draw:notify-on-update-of-ranges="MEM.A2:MEM.A3 MEM.F1:MEM.F1 MEM.F2:MEM.F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7" table:end-x="0.1303in" table:end-y="0.0173in" draw:z-index="1" draw:name="Chart 2" draw:style-name="gr1" svg:width="13.9429in" svg:height="5.0539in" svg:x="0.0299in" svg:y="0.0177in">
              <draw:object draw:notify-on-update-of-ranges="MEM.A2:MEM.A3 MEM.B1:MEM.B1 MEM.B2:MEM.B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5.2">
            <text:p>175.2</text:p>
          </table:table-cell>
          <table:table-cell office:value-type="float" office:value="0">
            <text:p>0</text:p>
          </table:table-cell>
          <table:table-cell office:value-type="float" office:value="190.2">
            <text:p>190.2</text:p>
          </table:table-cell>
          <table:table-cell office:value-type="float" office:value="15">
            <text:p>15</text:p>
          </table:table-cell>
          <table:table-cell office:value-type="float" office:value="-175.2">
            <text:p>-175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.U31" table:end-x="0.474in" table:end-y="0.0016in" draw:z-index="0" draw:name="Chart 1" draw:style-name="gr1" svg:width="14.0496in" svg:height="5.0524in" svg:x="0.0299in" svg:y="0.0039in">
              <draw:object draw:notify-on-update-of-ranges="NET.A2:NET.A3 NET.I1:NET.I1 NET.I2:NET.I3 NET.H1:NET.H1 NET.H2:NET.H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3])" office:value-type="float" office:value="7.6">
            <text:p>7.6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87.7">
            <text:p>87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7.20526315789474">
            <text:p>7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87.3004561003421">
            <text:p>87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194736842105263">
            <text:p>0.2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199543899657897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7" table:end-x="0.474in" table:end-y="0.0173in" draw:z-index="1" draw:name="Chart 2" draw:style-name="gr1" svg:width="14.0496in" svg:height="5.0539in" svg:x="0.0299in" svg:y="0.0177in">
              <draw:object draw:notify-on-update-of-ranges="NET.B1:NET.E1 NET.A5:NET.A5 NET.B5:NET.E5 NET.A6:NET.A6 NET.B6:NET.E6 NET.A7:NET.A7 NET.B7:NET.E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3" table:end-x="0.474in" table:end-y="0.0315in" draw:z-index="2" draw:name="Chart 3" draw:style-name="gr1" svg:width="14.0496in" svg:height="5.0535in" svg:x="0.0299in" svg:y="0.0327in">
              <draw:object draw:notify-on-update-of-ranges="NET.A2:NET.A3 NET.B1:NET.B1 NET.B2:NET.B3 NET.C1:NET.C1 NET.C2:NET.C3 NET.D1:NET.D1 NET.D2:NET.D3 NET.E1:NET.E1 NET.E2:NET.E3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59.6">
            <text:p>159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PACKET.U31" table:end-x="0.474in" table:end-y="0.0016in" draw:z-index="0" draw:name="Chart 1" draw:style-name="gr1" svg:width="14.0496in" svg:height="5.0524in" svg:x="0.0299in" svg:y="0.0039in">
              <draw:object draw:notify-on-update-of-ranges="NETPACKET.B1:NETPACKET.E1 NETPACKET.A5:NETPACKET.A5 NETPACKET.B5:NETPACKET.E5 NETPACKET.A6:NETPACKET.A6 NETPACKET.B6:NETPACKET.E6 NETPACKET.A7:NETPACKET.A7 NETPACKET.B7:NETPACKET.E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3])" office:value-type="float" office:value="53.35">
            <text:p>53.4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80.25">
            <text:p>80.3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48.0866447985005">
            <text:p>48.1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78.4600934579439">
            <text:p>78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2.56335520149952">
            <text:p>2.6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889906542056053">
            <text:p>0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7" table:end-x="0.474in" table:end-y="0.0173in" draw:z-index="1" draw:name="Chart 2" draw:style-name="gr1" svg:width="14.0496in" svg:height="5.0539in" svg:x="0.0299in" svg:y="0.0177in">
              <draw:object draw:notify-on-update-of-ranges="NETPACKET.A2:NETPACKET.A3 NETPACKET.B1:NETPACKET.B1 NETPACKET.B2:NETPACKET.B3 NETPACKET.C1:NETPACKET.C1 NETPACKET.C2:NETPACKET.C3 NETPACKET.D1:NETPACKET.D1 NETPACKET.D2:NETPACKET.D3 NETPACKET.E1:NETPACKET.E1 NETPACKET.E2:NETPACKET.E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673.8">
            <text:p>673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1" table:end-x="0.474in" table:end-y="0.0016in" draw:z-index="0" draw:name="Chart 1" draw:style-name="gr1" svg:width="14.0496in" svg:height="5.0524in" svg:x="0.0299in" svg:y="0.0039in">
              <draw:object draw:notify-on-update-of-ranges="PROC.A2:PROC.A3 PROC.B1:PROC.B1 PROC.B2:PROC.B3 PROC.C1:PROC.C1 PROC.C2:PROC.C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7" table:end-x="0.474in" table:end-y="0.0173in" draw:z-index="1" draw:name="Chart 2" draw:style-name="gr1" svg:width="14.0496in" svg:height="5.0539in" svg:x="0.0299in" svg:y="0.0177in">
              <draw:object draw:notify-on-update-of-ranges="PROC.A2:PROC.A3 PROC.D2:PROC.D3 PROC.E2:PROC.E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3" table:end-x="0.474in" table:end-y="0.0315in" draw:z-index="2" draw:name="Chart 3" draw:style-name="gr1" svg:width="14.0496in" svg:height="5.0535in" svg:x="0.0299in" svg:y="0.0327in">
              <draw:object draw:notify-on-update-of-ranges="PROC.A2:PROC.A3 PROC.H2:PROC.H3 PROC.I2:PROC.I3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table:number-columns-repeated="3" office:value-type="float" office:value="-1">
            <text:p>-1</text:p>
          </table:table-cell>
          <table:table-cell office:value-type="float" office:value="783">
            <text:p>783</text:p>
          </table:table-cell>
          <table:table-cell table:number-columns-repeated="12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68434">
            <text:p>68434</text:p>
          </table:table-cell>
          <table:table-cell office:value-type="float" office:value="-1">
            <text:p>-1</text:p>
          </table:table-cell>
          <table:table-cell office:value-type="float" office:value="89042">
            <text:p>89042</text:p>
          </table:table-cell>
          <table:table-cell office:value-type="float" office:value="473">
            <text:p>473</text:p>
          </table:table-cell>
          <table:table-cell office:value-type="float" office:value="-1">
            <text:p>-1</text:p>
          </table:table-cell>
          <table:table-cell office:value-type="float" office:value="337404">
            <text:p>337404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table:number-columns-repeated="3" office:value-type="float" office:value="-1">
            <text:p>-1</text:p>
          </table:table-cell>
          <table:table-cell office:value-type="float" office:value="841">
            <text:p>841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table:number-columns-repeated="2" office:value-type="float" office:value="0">
            <text:p>0</text:p>
          </table:table-cell>
          <table:table-cell office:value-type="float" office:value="-337405">
            <text:p>-33740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1" table:end-x="0.474in" table:end-y="0.0016in" draw:z-index="0" draw:name="Chart 1" draw:style-name="gr1" svg:width="14.0496in" svg:height="5.0524in" svg:x="0.0299in" svg:y="0.0039in">
              <draw:object draw:notify-on-update-of-ranges="VM.A2:VM.A3 VM.H1:VM.H1 VM.H2:VM.H3 VM.I1:VM.I1 VM.I2:VM.I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7" table:end-x="0.474in" table:end-y="0.0173in" draw:z-index="1" draw:name="Chart 2" draw:style-name="gr1" svg:width="14.0496in" svg:height="5.0539in" svg:x="0.0299in" svg:y="0.0177in">
              <draw:object draw:notify-on-update-of-ranges="VM.A2:VM.A3 VM.J1:VM.J1 VM.J2:VM.J3 VM.K1:VM.K1 VM.K2:VM.K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15M09S">
            <text:p>11:15:09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7H15M09S">
            <text:p>11:1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15M39S">
            <text:p>11:15:39</text:p>
          </table:table-cell>
          <table:table-cell office:value-type="date" office:date-value="2011-09-23">
            <text:p>23-Sep-11</text:p>
          </table:table-cell>
          <table:table-cell table:style-name="ce13" office:value-type="time" office:time-value="PT979427H15M39S">
            <text:p>11:15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4.4">
            <text:p>4.4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93.8">
            <text:p>93.8</text:p>
          </table:table-cell>
          <table:table-cell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45">
            <text:p>2.45</text:p>
            <draw:frame table:end-cell-address="CPU01.U31" table:end-x="0.474in" table:end-y="0.0016in" draw:z-index="0" draw:name="Chart 1" draw:style-name="gr1" svg:width="14.0496in" svg:height="5.0524in" svg:x="0.0299in" svg:y="0.0039in">
              <draw:object draw:notify-on-update-of-ranges="CPU01.A2:CPU01.A3 CPU01.B1:CPU01.B1 CPU01.B2:CPU01.B3 CPU01.C1:CPU01.C1 CPU01.C2:CPU01.C3 CPU01.D1:CPU01.D1 CPU01.D2:CPU01.D3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65">
            <text:p>0.65</text:p>
          </table:table-cell>
          <table:table-cell office:value-type="float" office:value="0.4">
            <text:p>0.4</text:p>
          </table:table-cell>
          <table:table-cell office:value-type="float" office:value="96.55">
            <text:p>96.55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3">
            <text:p>99.3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5.6">
            <text:p>5.6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92.9">
            <text:p>92.9</text:p>
          </table:table-cell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.05">
            <text:p>3.05</text:p>
            <draw:frame table:end-cell-address="CPU02.U31" table:end-x="0.474in" table:end-y="0.0016in" draw:z-index="0" draw:name="Chart 1" draw:style-name="gr1" svg:width="14.0496in" svg:height="5.0524in" svg:x="0.0299in" svg:y="0.0039in">
              <draw:object draw:notify-on-update-of-ranges="CPU02.A2:CPU02.A3 CPU02.B1:CPU02.B1 CPU02.B2:CPU02.B3 CPU02.C1:CPU02.C1 CPU02.C2:CPU02.C3 CPU02.D1:CPU02.D1 CPU02.D2:CPU02.D3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96.1">
            <text:p>96.1</text:p>
          </table:table-cell>
          <table:table-cell office:value-type="float" office:value="3.55">
            <text:p>3.5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5.1">
            <text:p>5.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92.9">
            <text:p>92.9</text:p>
          </table:table-cell>
          <table:table-cell office:value-type="float" office:value="6.3">
            <text:p>6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75">
            <text:p>2.75</text:p>
            <draw:frame table:end-cell-address="CPU03.U31" table:end-x="0.474in" table:end-y="0.0016in" draw:z-index="0" draw:name="Chart 1" draw:style-name="gr1" svg:width="14.0496in" svg:height="5.0524in" svg:x="0.0299in" svg:y="0.0039in">
              <draw:object draw:notify-on-update-of-ranges="CPU03.A2:CPU03.A3 CPU03.B1:CPU03.B1 CPU03.B2:CPU03.B3 CPU03.C1:CPU03.C1 CPU03.C2:CPU03.C3 CPU03.D1:CPU03.D1 CPU03.D2:CPU03.D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96.15">
            <text:p>96.15</text:p>
          </table:table-cell>
          <table:table-cell office:value-type="float" office:value="3.45">
            <text:p>3.4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09S">
            <text:p>11:15:0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427H15M39S">
            <text:p>11:15:39</text:p>
          </table:table-cell>
          <table:table-cell office:value-type="float" office:value="4.7">
            <text:p>4.7</text:p>
          </table:table-cell>
          <table:table-cell office:value-type="float" office:value="1.2">
            <text:p>1.2</text:p>
          </table:table-cell>
          <table:table-cell office:value-type="float" office:value="6.2">
            <text:p>6.2</text:p>
          </table:table-cell>
          <table:table-cell office:value-type="float" office:value="87.9">
            <text:p>87.9</text:p>
          </table:table-cell>
          <table:table-cell office:value-type="float" office:value="5.9">
            <text:p>5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.55">
            <text:p>2.55</text:p>
            <draw:frame table:end-cell-address="CPU04.U31" table:end-x="0.474in" table:end-y="0.0016in" draw:z-index="0" draw:name="Chart 1" draw:style-name="gr1" svg:width="14.0496in" svg:height="5.0524in" svg:x="0.0299in" svg:y="0.0039in">
              <draw:object draw:notify-on-update-of-ranges="CPU04.A2:CPU04.A3 CPU04.B1:CPU04.B1 CPU04.B2:CPU04.B3 CPU04.C1:CPU04.C1 CPU04.C2:CPU04.C3 CPU04.D1:CPU04.D1 CPU04.D2:CPU04.D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7">
            <text:p>0.7</text:p>
          </table:table-cell>
          <table:table-cell office:value-type="float" office:value="3.15">
            <text:p>3.15</text:p>
          </table:table-cell>
          <table:table-cell office:value-type="float" office:value="93.6">
            <text:p>93.6</text:p>
          </table:table-cell>
          <table:table-cell office:value-type="float" office:value="3.25">
            <text:p>3.2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2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33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23/2011</text:p>
        </chart:title>
        <chart:legend chart:legend-position="end" svg:x="32.81cm" svg:y="5.832cm" chart:style-name="ch3"/>
        <chart:plot-area chart:style-name="ch4" table:cell-range-address="CPU_ALL.A2:CPU_ALL.A3 CPU_ALL.F1:CPU_ALL.F3 DISK_SUMM.D2:DISK_SUMM.D3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3" chart:label-cell-address="CPU_ALL.F1:CPU_ALL.F1" chart:class="chart:line">
            <chart:data-point chart:repeated="2"/>
          </chart:series>
          <chart:series chart:attached-axis="secondary-y" chart:style-name="ch11" chart:values-cell-range-address="DISK_SUMM.D2:DISK_SUMM.D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15:09</text:p>
              </table:table-cell>
              <table:table-cell office:value-type="float" office:value="4.1">
                <text:p text:id="CPU_ALL.F2:CPU_ALL.F3">4.1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6.1">
                <text:p>6.1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1.387cm" svg:y="0.256cm" chart:style-name="ch2">
          <text:p>Disk %Busy JMeter_Test_30_Threads  9/23/2011</text:p>
        </chart:title>
        <chart:legend chart:legend-position="end" svg:x="33.368cm" svg:y="5.132cm" chart:style-name="ch3"/>
        <chart:plot-area chart:style-name="ch4" table:cell-range-address="DISKBUSY.A1:DISKBUSY.F3" chart:data-source-has-labels="both" svg:x="0.712cm" svg:y="1.281cm" svg:width="31.945cm" svg:height="11.045cm">
          <chart:axis chart:dimension="x" chart:name="primary-x" chart:style-name="ch5">
            <chart:categories table:cell-range-address="DISKBUSY.A2:DISKBUSY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3" chart:label-cell-address="DISKBUSY.B1:DISKBUSY.B1" chart:class="chart:line">
            <chart:data-point chart:repeated="2"/>
          </chart:series>
          <chart:series chart:style-name="ch9" chart:values-cell-range-address="DISKBUSY.C2:DISKBUSY.C3" chart:label-cell-address="DISKBUSY.C1:DISKBUSY.C1" chart:class="chart:line">
            <chart:data-point chart:repeated="2"/>
          </chart:series>
          <chart:series chart:style-name="ch10" chart:values-cell-range-address="DISKBUSY.D2:DISKBUSY.D3" chart:label-cell-address="DISKBUSY.D1:DISKBUSY.D1" chart:class="chart:line">
            <chart:data-point chart:repeated="2"/>
          </chart:series>
          <chart:series chart:style-name="ch11" chart:values-cell-range-address="DISKBUSY.E2:DISKBUSY.E3" chart:label-cell-address="DISKBUSY.E1:DISKBUSY.E1" chart:class="chart:line">
            <chart:data-point chart:repeated="2"/>
          </chart:series>
          <chart:series chart:style-name="ch12" chart:values-cell-range-address="DISKBUSY.F2:DISKBUSY.F3" chart:label-cell-address="DISKBUSY.F1:DISKBUSY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3">11:15:09</text:p>
              </table:table-cell>
              <table:table-cell office:value-type="float" office:value="0">
                <text:p text:id="DISKBUSY.B2:DISKBUSY.B3">0</text:p>
              </table:table-cell>
              <table:table-cell office:value-type="float" office:value="0">
                <text:p text:id="DISKBUSY.C2:DISKBUSY.C3">0</text:p>
              </table:table-cell>
              <table:table-cell office:value-type="float" office:value="0">
                <text:p text:id="DISKBUSY.D2:DISKBUSY.D3">0</text:p>
              </table:table-cell>
              <table:table-cell office:value-type="float" office:value="0">
                <text:p text:id="DISKBUSY.E2:DISKBUSY.E3">0</text:p>
              </table:table-cell>
              <table:table-cell office:value-type="float" office:value="0">
                <text:p text:id="DISKBUSY.F2:DISKBUSY.F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12.3">
                <text:p>12.3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97cm" svg:y="0.256cm" chart:style-name="ch2">
          <text:p>Disk Read KB/s JMeter_Test_30_Threads  9/23/2011</text:p>
        </chart:title>
        <chart:legend chart:legend-position="end" svg:x="33.209cm" svg:y="5.598cm" chart:style-name="ch3"/>
        <chart:plot-area chart:style-name="ch4" table:cell-range-address="DISKREAD.B1:DISKREAD.F1 DISKREAD.B5:DISKREAD.F7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5:DISKREAD.F5" chart:class="chart:bar">
            <chart:data-point chart:repeated="5"/>
          </chart:series>
          <chart:series chart:style-name="ch9" chart:values-cell-range-address="DISKREAD.B6:DISKREAD.F6" chart:class="chart:bar">
            <chart:data-point chart:repeated="5"/>
          </chart:series>
          <chart:series chart:style-name="ch10" chart:values-cell-range-address="DISKREAD.B7:DISKREAD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READ.B5:DISKREAD.F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897cm" svg:y="0.256cm" chart:style-name="ch2">
          <text:p>Disk Read KB/s JMeter_Test_30_Threads  9/23/2011</text:p>
        </chart:title>
        <chart:legend chart:legend-position="end" svg:x="33.368cm" svg:y="5.132cm" chart:style-name="ch3"/>
        <chart:plot-area chart:style-name="ch4" table:cell-range-address="DISKREAD.A1:DISKREAD.F3" chart:data-source-has-labels="both" svg:x="0.712cm" svg:y="1.281cm" svg:width="31.945cm" svg:height="11.045cm">
          <chart:axis chart:dimension="x" chart:name="primary-x" chart:style-name="ch5">
            <chart:categories table:cell-range-address="DISKREAD.A2:DISKREAD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3" chart:label-cell-address="DISKREAD.B1:DISKREAD.B1" chart:class="chart:line">
            <chart:data-point chart:repeated="2"/>
          </chart:series>
          <chart:series chart:style-name="ch9" chart:values-cell-range-address="DISKREAD.C2:DISKREAD.C3" chart:label-cell-address="DISKREAD.C1:DISKREAD.C1" chart:class="chart:line">
            <chart:data-point chart:repeated="2"/>
          </chart:series>
          <chart:series chart:style-name="ch10" chart:values-cell-range-address="DISKREAD.D2:DISKREAD.D3" chart:label-cell-address="DISKREAD.D1:DISKREAD.D1" chart:class="chart:line">
            <chart:data-point chart:repeated="2"/>
          </chart:series>
          <chart:series chart:style-name="ch11" chart:values-cell-range-address="DISKREAD.E2:DISKREAD.E3" chart:label-cell-address="DISKREAD.E1:DISKREAD.E1" chart:class="chart:line">
            <chart:data-point chart:repeated="2"/>
          </chart:series>
          <chart:series chart:style-name="ch12" chart:values-cell-range-address="DISKREAD.F2:DISKREAD.F3" chart:label-cell-address="DISKREAD.F1:DISKREAD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3">11:15:09</text:p>
              </table:table-cell>
              <table:table-cell office:value-type="float" office:value="0">
                <text:p text:id="DISKREAD.B2:DISKREAD.B3">0</text:p>
              </table:table-cell>
              <table:table-cell office:value-type="float" office:value="0">
                <text:p text:id="DISKREAD.C2:DISKREAD.C3">0</text:p>
              </table:table-cell>
              <table:table-cell office:value-type="float" office:value="0">
                <text:p text:id="DISKREAD.D2:DISKREAD.D3">0</text:p>
              </table:table-cell>
              <table:table-cell office:value-type="float" office:value="0">
                <text:p text:id="DISKREAD.E2:DISKREAD.E3">0</text:p>
              </table:table-cell>
              <table:table-cell office:value-type="float" office:value="0">
                <text:p text:id="DISKREAD.F2:DISKREAD.F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818cm" svg:y="0.256cm" chart:style-name="ch2">
          <text:p>Disk Write KB/s JMeter_Test_30_Threads  9/23/2011</text:p>
        </chart:title>
        <chart:legend chart:legend-position="end" svg:x="33.209cm" svg:y="5.598cm" chart:style-name="ch3"/>
        <chart:plot-area chart:style-name="ch4" table:cell-range-address="DISKWRITE.B1:DISKWRITE.F1 DISKWRITE.B5:DISKWRITE.F7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5:DISKWRITE.F5" chart:class="chart:bar">
            <chart:data-point chart:repeated="5"/>
          </chart:series>
          <chart:series chart:style-name="ch9" chart:values-cell-range-address="DISKWRITE.B6:DISKWRITE.F6" chart:class="chart:bar">
            <chart:data-point chart:repeated="5"/>
          </chart:series>
          <chart:series chart:style-name="ch10" chart:values-cell-range-address="DISKWRITE.B7:DISKWRIT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131.55">
                <text:p text:id="DISKWRITE.B5:DISKWRITE.F5">131.55</text:p>
              </table:table-cell>
              <table:table-cell office:value-type="float" office:value="131.55">
                <text:p>13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131.55">
                <text:p text:id="DISKWRITE.B6:DISKWRITE.F6">131.55</text:p>
              </table:table-cell>
              <table:table-cell office:value-type="float" office:value="131.55">
                <text:p>13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WRITE.B7:DISKWRIT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818cm" svg:y="0.256cm" chart:style-name="ch2">
          <text:p>Disk Write KB/s JMeter_Test_30_Threads  9/23/2011</text:p>
        </chart:title>
        <chart:legend chart:legend-position="end" svg:x="33.368cm" svg:y="5.132cm" chart:style-name="ch3"/>
        <chart:plot-area chart:style-name="ch4" table:cell-range-address="DISKWRITE.A1:DISKWRITE.F3" chart:data-source-has-labels="both" svg:x="0.712cm" svg:y="1.281cm" svg:width="31.945cm" svg:height="11.045cm">
          <chart:axis chart:dimension="x" chart:name="primary-x" chart:style-name="ch5">
            <chart:categories table:cell-range-address="DISKWRITE.A2:DISKWRIT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3" chart:label-cell-address="DISKWRITE.B1:DISKWRITE.B1" chart:class="chart:line">
            <chart:data-point chart:repeated="2"/>
          </chart:series>
          <chart:series chart:style-name="ch9" chart:values-cell-range-address="DISKWRITE.C2:DISKWRITE.C3" chart:label-cell-address="DISKWRITE.C1:DISKWRITE.C1" chart:class="chart:line">
            <chart:data-point chart:repeated="2"/>
          </chart:series>
          <chart:series chart:style-name="ch10" chart:values-cell-range-address="DISKWRITE.D2:DISKWRITE.D3" chart:label-cell-address="DISKWRITE.D1:DISKWRITE.D1" chart:class="chart:line">
            <chart:data-point chart:repeated="2"/>
          </chart:series>
          <chart:series chart:style-name="ch11" chart:values-cell-range-address="DISKWRITE.E2:DISKWRITE.E3" chart:label-cell-address="DISKWRITE.E1:DISKWRITE.E1" chart:class="chart:line">
            <chart:data-point chart:repeated="2"/>
          </chart:series>
          <chart:series chart:style-name="ch12" chart:values-cell-range-address="DISKWRITE.F2:DISKWRITE.F3" chart:label-cell-address="DISKWRITE.F1:DISKWRIT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3">11:15:09</text:p>
              </table:table-cell>
              <table:table-cell office:value-type="float" office:value="0">
                <text:p text:id="DISKWRITE.B2:DISKWRITE.B3">0</text:p>
              </table:table-cell>
              <table:table-cell office:value-type="float" office:value="0">
                <text:p text:id="DISKWRITE.C2:DISKWRITE.C3">0</text:p>
              </table:table-cell>
              <table:table-cell office:value-type="float" office:value="0">
                <text:p text:id="DISKWRITE.D2:DISKWRITE.D3">0</text:p>
              </table:table-cell>
              <table:table-cell office:value-type="float" office:value="0">
                <text:p text:id="DISKWRITE.E2:DISKWRITE.E3">0</text:p>
              </table:table-cell>
              <table:table-cell office:value-type="float" office:value="0">
                <text:p text:id="DISKWRITE.F2:DISKWRITE.F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263.1">
                <text:p>263.1</text:p>
              </table:table-cell>
              <table:table-cell office:value-type="float" office:value="263.1">
                <text:p>26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521cm" svg:y="0.256cm" chart:style-name="ch2">
          <text:p>Disk transfers per second JMeter_Test_30_Threads  9/23/2011</text:p>
        </chart:title>
        <chart:legend chart:legend-position="end" svg:x="33.209cm" svg:y="5.598cm" chart:style-name="ch3"/>
        <chart:plot-area chart:style-name="ch4" table:cell-range-address="DISKXFER.B1:DISKXFER.F1 DISKXFER.B5:DISKXFER.F7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5:DISKXFER.F5" chart:class="chart:bar">
            <chart:data-point chart:repeated="5"/>
          </chart:series>
          <chart:series chart:style-name="ch9" chart:values-cell-range-address="DISKXFER.B6:DISKXFER.F6" chart:class="chart:bar">
            <chart:data-point chart:repeated="5"/>
          </chart:series>
          <chart:series chart:style-name="ch10" chart:values-cell-range-address="DISKXFER.B7:DISKXFER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17.95">
                <text:p text:id="DISKXFER.B5:DISKXFER.F5">17.95</text:p>
              </table:table-cell>
              <table:table-cell office:value-type="float" office:value="17.95">
                <text:p>1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17.95">
                <text:p text:id="DISKXFER.B6:DISKXFER.F6">17.95</text:p>
              </table:table-cell>
              <table:table-cell office:value-type="float" office:value="17.95">
                <text:p>1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XFER.B7:DISKXFER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521cm" svg:y="0.256cm" chart:style-name="ch2">
          <text:p>Disk transfers per second JMeter_Test_30_Threads  9/23/2011</text:p>
        </chart:title>
        <chart:legend chart:legend-position="end" svg:x="33.368cm" svg:y="5.132cm" chart:style-name="ch3"/>
        <chart:plot-area chart:style-name="ch4" table:cell-range-address="DISKXFER.A1:DISKXFER.F3" chart:data-source-has-labels="both" svg:x="0.712cm" svg:y="1.281cm" svg:width="31.945cm" svg:height="11.045cm">
          <chart:axis chart:dimension="x" chart:name="primary-x" chart:style-name="ch5">
            <chart:categories table:cell-range-address="DISKXFER.A2:DISKXFER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3" chart:label-cell-address="DISKXFER.B1:DISKXFER.B1" chart:class="chart:line">
            <chart:data-point chart:repeated="2"/>
          </chart:series>
          <chart:series chart:style-name="ch9" chart:values-cell-range-address="DISKXFER.C2:DISKXFER.C3" chart:label-cell-address="DISKXFER.C1:DISKXFER.C1" chart:class="chart:line">
            <chart:data-point chart:repeated="2"/>
          </chart:series>
          <chart:series chart:style-name="ch10" chart:values-cell-range-address="DISKXFER.D2:DISKXFER.D3" chart:label-cell-address="DISKXFER.D1:DISKXFER.D1" chart:class="chart:line">
            <chart:data-point chart:repeated="2"/>
          </chart:series>
          <chart:series chart:style-name="ch11" chart:values-cell-range-address="DISKXFER.E2:DISKXFER.E3" chart:label-cell-address="DISKXFER.E1:DISKXFER.E1" chart:class="chart:line">
            <chart:data-point chart:repeated="2"/>
          </chart:series>
          <chart:series chart:style-name="ch12" chart:values-cell-range-address="DISKXFER.F2:DISKXFER.F3" chart:label-cell-address="DISKXFER.F1:DISKXFER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3">11:15:09</text:p>
              </table:table-cell>
              <table:table-cell office:value-type="float" office:value="0">
                <text:p text:id="DISKXFER.B2:DISKXFER.B3">0</text:p>
              </table:table-cell>
              <table:table-cell office:value-type="float" office:value="0">
                <text:p text:id="DISKXFER.C2:DISKXFER.C3">0</text:p>
              </table:table-cell>
              <table:table-cell office:value-type="float" office:value="0">
                <text:p text:id="DISKXFER.D2:DISKXFER.D3">0</text:p>
              </table:table-cell>
              <table:table-cell office:value-type="float" office:value="0">
                <text:p text:id="DISKXFER.E2:DISKXFER.E3">0</text:p>
              </table:table-cell>
              <table:table-cell office:value-type="float" office:value="0">
                <text:p text:id="DISKXFER.F2:DISKXFER.F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35.9">
                <text:p>35.9</text:p>
              </table:table-cell>
              <table:table-cell office:value-type="float" office:value="35.9">
                <text:p>3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23/2011</text:p>
        </chart:title>
        <chart:legend chart:legend-position="end" svg:x="33.262cm" svg:y="5.598cm" chart:style-name="ch3"/>
        <chart:plot-area chart:style-name="ch4" table:cell-range-address="JFSFILE.B1:JFSFILE.F1 JFSFILE.A5:JFSFILE.F7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5:JFSFILE.F5" chart:label-cell-address="JFSFILE.A5:JFSFILE.A5" chart:class="chart:bar">
            <chart:data-point chart:repeated="5"/>
          </chart:series>
          <chart:series chart:style-name="ch9" chart:values-cell-range-address="JFSFILE.B6:JFSFILE.F6" chart:label-cell-address="JFSFILE.A6:JFSFILE.A6" chart:class="chart:bar">
            <chart:data-point chart:repeated="5"/>
          </chart:series>
          <chart:series chart:style-name="ch10" chart:values-cell-range-address="JFSFILE.B7:JFSFILE.F7" chart:label-cell-address="JFSFILE.A7:JFSFILE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5:JFSFILE.A5">Avg.</text:p>
              </table:table-cell>
              <table:table-cell office:value-type="float" office:value="40.9">
                <text:p text:id="JFSFILE.B5:JFSFILE.F5">4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6:JFSFILE.A6">WAvg.</text:p>
              </table:table-cell>
              <table:table-cell office:value-type="float" office:value="0">
                <text:p text:id="JFSFILE.B6:JFSFILE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Max.</text:p>
              </table:table-cell>
              <table:table-cell office:value-type="float" office:value="0">
                <text:p text:id="JFSFILE.B7:JFSFIL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1.133cm" svg:y="0.256cm" chart:style-name="ch2">
          <text:p>Memory MB JMeter_Test_30_Threads  9/23/2011</text:p>
        </chart:title>
        <chart:legend chart:legend-position="end" svg:x="32.652cm" svg:y="6.066cm" chart:style-name="ch3"/>
        <chart:plot-area chart:style-name="ch4" table:cell-range-address="MEM.A2:MEM.A3 MEM.F1:MEM.F3" chart:data-source-has-labels="both" svg:x="0.708cm" svg:y="1.281cm" svg:width="31.237cm" svg:height="11.041cm">
          <chart:axis chart:dimension="x" chart:name="primary-x" chart:style-name="ch5">
            <chart:categories table:cell-range-address="MEM.A2:MEM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3" chart:label-cell-address="MEM.F1:MEM.F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1:15:09</text:p>
              </table:table-cell>
              <table:table-cell office:value-type="float" office:value="1821.1">
                <text:p text:id="MEM.F2:MEM.F3">1821.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1817.4">
                <text:p>1817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3" chart:data-source-has-labels="both" svg:x="0.708cm" svg:y="0.256cm" svg:width="31.105cm" svg:height="12.07cm">
          <chart:axis chart:dimension="x" chart:name="primary-x" chart:style-name="ch4">
            <chart:categories table:cell-range-address="MEM.A2:MEM.A3"/>
          </chart:axis>
          <chart:axis chart:dimension="y" chart:name="primary-y" chart:style-name="ch5"/>
          <chart:series chart:style-name="ch6" chart:values-cell-range-address="MEM.B2:MEM.B3" chart:label-cell-address="MEM.B1:MEM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1:15:09</text:p>
              </table:table-cell>
              <table:table-cell office:value-type="float" office:value="4026.9">
                <text:p text:id="MEM.B2:MEM.B3">4026.9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625cm" svg:y="0.256cm" chart:style-name="ch2">
          <text:p>CPU Total JMeter_Test_30_Threads  9/23/2011</text:p>
        </chart:title>
        <chart:legend chart:legend-position="end" svg:x="33.209cm" svg:y="5.598cm" chart:style-name="ch3"/>
        <chart:plot-area chart:style-name="ch4" table:cell-range-address="CPU_ALL.A1:CPU_ALL.D3" chart:data-source-has-labels="both" svg:x="0.713cm" svg:y="1.281cm" svg:width="31.784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/>
          <chart:series chart:style-name="ch7" chart:values-cell-range-address="CPU_ALL.B2:CPU_ALL.B3" chart:label-cell-address="CPU_ALL.B1:CPU_ALL.B1" chart:class="chart:area">
            <chart:data-point chart:repeated="2"/>
          </chart:series>
          <chart:series chart:style-name="ch8" chart:values-cell-range-address="CPU_ALL.C2:CPU_ALL.C3" chart:label-cell-address="CPU_ALL.C1:CPU_ALL.C1" chart:class="chart:area">
            <chart:data-point chart:repeated="2"/>
          </chart:series>
          <chart:series chart:style-name="ch9" chart:values-cell-range-address="CPU_ALL.D2:CPU_ALL.D3" chart:label-cell-address="CPU_ALL.D1:CPU_ALL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15:09</text:p>
              </table:table-cell>
              <table:table-cell office:value-type="float" office:value="1.8">
                <text:p text:id="CPU_ALL.B2:CPU_ALL.B3">1.8</text:p>
              </table:table-cell>
              <table:table-cell office:value-type="float" office:value="2.3">
                <text:p text:id="CPU_ALL.C2:CPU_ALL.C3">2.3</text:p>
              </table:table-cell>
              <table:table-cell office:value-type="float" office:value="0">
                <text:p text:id="CPU_ALL.D2:CPU_ALL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315cm" svg:y="0.256cm" chart:style-name="ch2">
          <text:p>Network I/O JMeter_Test_30_Threads (KB/s) - 9/23/2011</text:p>
        </chart:title>
        <chart:legend chart:legend-position="end" svg:x="31.781cm" svg:y="5.832cm" chart:style-name="ch3"/>
        <chart:plot-area chart:style-name="ch4" table:cell-range-address="NET.A2:NET.A3 NET.H1:NET.I3" chart:data-source-has-labels="both" svg:x="0.713cm" svg:y="1.281cm" svg:width="30.356cm" svg:height="11.041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I2:NET.I3" chart:label-cell-address="NET.I1:NET.I1" chart:class="chart:area">
            <chart:data-point chart:repeated="2"/>
          </chart:series>
          <chart:series chart:style-name="ch8" chart:values-cell-range-address="NET.H2:NET.H3" chart:label-cell-address="NET.H1:NET.H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1:15:09</text:p>
              </table:table-cell>
              <table:table-cell office:value-type="float" office:value="-0.2">
                <text:p text:id="NET.I2:NET.I3">-0.2</text:p>
              </table:table-cell>
              <table:table-cell office:value-type="float" office:value="0.2">
                <text:p text:id="NET.H2:NET.H3">0.2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-175.2">
                <text:p>-175.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408cm" svg:y="0.256cm" chart:style-name="ch2">
          <text:p>Network I/O JMeter_Test_30_Threads (KB/s)  9/23/2011</text:p>
        </chart:title>
        <chart:legend chart:legend-position="end" svg:x="33.262cm" svg:y="5.6cm" chart:style-name="ch3"/>
        <chart:plot-area chart:style-name="ch4" table:cell-range-address="NET.B1:NET.E1 NET.A5:NET.E7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5:NET.E5" chart:label-cell-address="NET.A5:NET.A5" chart:class="chart:bar">
            <chart:data-point chart:repeated="4"/>
          </chart:series>
          <chart:series chart:style-name="ch9" chart:values-cell-range-address="NET.B6:NET.E6" chart:label-cell-address="NET.A6:NET.A6" chart:class="chart:bar">
            <chart:data-point chart:repeated="4"/>
          </chart:series>
          <chart:series chart:style-name="ch10" chart:values-cell-range-address="NET.B7:NET.E7" chart:label-cell-address="NET.A7:N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5:NET.A5">Avg.</text:p>
              </table:table-cell>
              <table:table-cell office:value-type="float" office:value="0">
                <text:p text:id="NET.B5:NET.E5"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 text:id="NET.A6:NET.A6">W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7.20526315789474">
                <text:p>7.20526315789474</text:p>
              </table:table-cell>
              <table:table-cell office:value-type="float" office:value="0">
                <text:p>0</text:p>
              </table:table-cell>
              <table:table-cell office:value-type="float" office:value="87.3004561003421">
                <text:p>87.3004561003421</text:p>
              </table:table-cell>
            </table:table-row>
            <table:table-row>
              <table:table-cell office:value-type="string">
                <text:p text:id="NET.A7:NET.A7">Max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0.194736842105263">
                <text:p>0.194736842105263</text:p>
              </table:table-cell>
              <table:table-cell office:value-type="float" office:value="0">
                <text:p>0</text:p>
              </table:table-cell>
              <table:table-cell office:value-type="float" office:value="0.199543899657897">
                <text:p>0.19954389965789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30_Threads (KB/s)  9/23/2011</text:p>
        </chart:title>
        <chart:legend chart:legend-position="end" svg:x="32.68cm" svg:y="5.365cm" chart:style-name="ch3"/>
        <chart:plot-area chart:style-name="ch4" table:cell-range-address="NET.A1:NET.E3" chart:data-source-has-labels="both" svg:x="0.713cm" svg:y="1.281cm" svg:width="31.255cm" svg:height="11.044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B2:NET.B3" chart:label-cell-address="NET.B1:NET.B1" chart:class="chart:area">
            <chart:data-point chart:repeated="2"/>
          </chart:series>
          <chart:series chart:style-name="ch8" chart:values-cell-range-address="NET.C2:NET.C3" chart:label-cell-address="NET.C1:NET.C1" chart:class="chart:area">
            <chart:data-point chart:repeated="2"/>
          </chart:series>
          <chart:series chart:style-name="ch9" chart:values-cell-range-address="NET.D2:NET.D3" chart:label-cell-address="NET.D1:NET.D1" chart:class="chart:area">
            <chart:data-point chart:repeated="2"/>
          </chart:series>
          <chart:series chart:style-name="ch10" chart:values-cell-range-address="NET.E2:NET.E3" chart:label-cell-address="NET.E1:NET.E1" chart:class="chart:area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1:15:09</text:p>
              </table:table-cell>
              <table:table-cell office:value-type="float" office:value="0">
                <text:p text:id="NET.B2:NET.B3">0</text:p>
              </table:table-cell>
              <table:table-cell office:value-type="float" office:value="0.2">
                <text:p text:id="NET.C2:NET.C3">0.2</text:p>
              </table:table-cell>
              <table:table-cell office:value-type="float" office:value="0">
                <text:p text:id="NET.D2:NET.D3">0</text:p>
              </table:table-cell>
              <table:table-cell office:value-type="float" office:value="0.2">
                <text:p text:id="NET.E2:NET.E3">0.2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5.2">
                <text:p>175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673cm" svg:y="0.256cm" chart:style-name="ch2">
          <text:p>Network Packets JMeter_Test_30_Threads  9/23/2011</text:p>
        </chart:title>
        <chart:legend chart:legend-position="end" svg:x="33.262cm" svg:y="5.598cm" chart:style-name="ch3"/>
        <chart:plot-area chart:style-name="ch4" table:cell-range-address="NETPACKET.B1:NETPACKET.E1 NETPACKET.A5:NETPACKET.E7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5:NETPACKET.E5" chart:label-cell-address="NETPACKET.A5:NETPACKET.A5" chart:class="chart:bar">
            <chart:data-point chart:repeated="4"/>
          </chart:series>
          <chart:series chart:style-name="ch9" chart:values-cell-range-address="NETPACKET.B6:NETPACKET.E6" chart:label-cell-address="NETPACKET.A6:NETPACKET.A6" chart:class="chart:bar">
            <chart:data-point chart:repeated="4"/>
          </chart:series>
          <chart:series chart:style-name="ch10" chart:values-cell-range-address="NETPACKET.B7:NETPACKET.E7" chart:label-cell-address="NETPACKET.A7:NETPACK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5:NETPACKET.A5">Avg.</text:p>
              </table:table-cell>
              <table:table-cell office:value-type="float" office:value="0">
                <text:p text:id="NETPACKET.B5:NETPACKET.E5">0</text:p>
              </table:table-cell>
              <table:table-cell office:value-type="float" office:value="53.35">
                <text:p>53.35</text:p>
              </table:table-cell>
              <table:table-cell office:value-type="float" office:value="0">
                <text:p>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 text:id="NETPACKET.A6:NETPACKET.A6">W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8.0866447985005">
                <text:p>48.0866447985005</text:p>
              </table:table-cell>
              <table:table-cell office:value-type="float" office:value="0">
                <text:p>0</text:p>
              </table:table-cell>
              <table:table-cell office:value-type="float" office:value="78.4600934579439">
                <text:p>78.4600934579439</text:p>
              </table:table-cell>
            </table:table-row>
            <table:table-row>
              <table:table-cell office:value-type="string">
                <text:p text:id="NETPACKET.A7:NETPACKET.A7">Max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.56335520149952">
                <text:p>2.56335520149952</text:p>
              </table:table-cell>
              <table:table-cell office:value-type="float" office:value="0">
                <text:p>0</text:p>
              </table:table-cell>
              <table:table-cell office:value-type="float" office:value="0.889906542056053">
                <text:p>0.88990654205605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673cm" svg:y="0.256cm" chart:style-name="ch2">
          <text:p>Network Packets JMeter_Test_30_Threads  9/23/2011</text:p>
        </chart:title>
        <chart:legend chart:legend-position="end" svg:x="32.389cm" svg:y="5.366cm" chart:style-name="ch3"/>
        <chart:plot-area chart:style-name="ch4" table:cell-range-address="NETPACKET.A1:NETPACKET.E3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3" chart:label-cell-address="NETPACKET.B1:NETPACKET.B1" chart:class="chart:line">
            <chart:data-point chart:repeated="2"/>
          </chart:series>
          <chart:series chart:style-name="ch9" chart:values-cell-range-address="NETPACKET.C2:NETPACKET.C3" chart:label-cell-address="NETPACKET.C1:NETPACKET.C1" chart:class="chart:line">
            <chart:data-point chart:repeated="2"/>
          </chart:series>
          <chart:series chart:style-name="ch10" chart:values-cell-range-address="NETPACKET.D2:NETPACKET.D3" chart:label-cell-address="NETPACKET.D1:NETPACKET.D1" chart:class="chart:line">
            <chart:data-point chart:repeated="2"/>
          </chart:series>
          <chart:series chart:style-name="ch11" chart:values-cell-range-address="NETPACKET.E2:NETPACKET.E3" chart:label-cell-address="NETPACKET.E1:NETPACKET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3">11:15:09</text:p>
              </table:table-cell>
              <table:table-cell office:value-type="float" office:value="0">
                <text:p text:id="NETPACKET.B2:NETPACKET.B3">0</text:p>
              </table:table-cell>
              <table:table-cell office:value-type="float" office:value="2.7">
                <text:p text:id="NETPACKET.C2:NETPACKET.C3">2.7</text:p>
              </table:table-cell>
              <table:table-cell office:value-type="float" office:value="0">
                <text:p text:id="NETPACKET.D2:NETPACKET.D3">0</text:p>
              </table:table-cell>
              <table:table-cell office:value-type="float" office:value="0.9">
                <text:p text:id="NETPACKET.E2:NETPACKET.E3">0.9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59.6">
                <text:p>159.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30_Threads  9/23/2011</text:p>
        </chart:title>
        <chart:legend chart:legend-position="end" svg:x="32.68cm" svg:y="5.832cm" chart:style-name="ch3"/>
        <chart:plot-area chart:style-name="ch4" table:cell-range-address="PROC.A1:PROC.C3" chart:data-source-has-labels="both" svg:x="0.713cm" svg:y="1.281cm" svg:width="31.255cm" svg:height="11.041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3" chart:label-cell-address="PROC.B1:PROC.B1" chart:class="chart:line">
            <chart:data-point chart:repeated="2"/>
          </chart:series>
          <chart:series chart:style-name="ch9" chart:values-cell-range-address="PROC.C2:PROC.C3" chart:label-cell-address="PROC.C1:PROC.C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15:09</text:p>
              </table:table-cell>
              <table:table-cell office:value-type="float" office:value="1">
                <text:p text:id="PROC.B2:PROC.B3">1</text:p>
              </table:table-cell>
              <table:table-cell office:value-type="float" office:value="-1">
                <text:p text:id="PROC.C2:PROC.C3">-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30_Threads  9/23/2011</text:p>
        </chart:title>
        <chart:legend chart:legend-position="end" svg:x="32.76cm" svg:y="5.834cm" chart:style-name="ch3"/>
        <chart:plot-area chart:style-name="ch4" table:cell-range-address="PROC.A2:PROC.A3 PROC.D2:PROC.E3" chart:data-source-has-labels="column" svg:x="0.713cm" svg:y="1.281cm" svg:width="31.335cm" svg:height="11.045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3" chart:class="chart:line">
            <chart:data-point chart:repeated="2"/>
          </chart:series>
          <chart:series chart:style-name="ch9" chart:values-cell-range-address="PROC.E2:PROC.E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15:09</text:p>
              </table:table-cell>
              <table:table-cell office:value-type="float" office:value="0">
                <text:p text:id="PROC.D2:PROC.D3">0</text:p>
              </table:table-cell>
              <table:table-cell office:value-type="float" office:value="-1">
                <text:p text:id="PROC.E2:PROC.E3">-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673.8">
                <text:p>673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30_Threads  9/23/2011</text:p>
        </chart:title>
        <chart:legend chart:legend-position="end" svg:x="32.76cm" svg:y="5.833cm" chart:style-name="ch3"/>
        <chart:plot-area chart:style-name="ch4" table:cell-range-address="PROC.A2:PROC.A3 PROC.H2:PROC.I3" chart:data-source-has-labels="column" svg:x="0.713cm" svg:y="1.281cm" svg:width="31.335cm" svg:height="11.044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3" chart:class="chart:line">
            <chart:data-point chart:repeated="2"/>
          </chart:series>
          <chart:series chart:style-name="ch9" chart:values-cell-range-address="PROC.I2:PROC.I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1:15:09</text:p>
              </table:table-cell>
              <table:table-cell office:value-type="float" office:value="0">
                <text:p text:id="PROC.H2:PROC.H3">0</text:p>
              </table:table-cell>
              <table:table-cell office:value-type="float" office:value="-1">
                <text:p text:id="PROC.I2:PROC.I3">-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23/2011</text:p>
        </chart:title>
        <chart:legend chart:legend-position="end" svg:x="32.998cm" svg:y="5.832cm" chart:style-name="ch3"/>
        <chart:plot-area chart:style-name="ch4" table:cell-range-address="VM.A2:VM.A3 VM.H1:VM.I3" chart:data-source-has-labels="both" svg:x="0.713cm" svg:y="1.281cm" svg:width="31.573cm" svg:height="11.041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H2:VM.H3" chart:label-cell-address="VM.H1:VM.H1" chart:class="chart:area">
            <chart:data-point chart:repeated="2"/>
          </chart:series>
          <chart:series chart:style-name="ch8" chart:values-cell-range-address="VM.I2:VM.I3" chart:label-cell-address="VM.I1:VM.I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1:15:09</text:p>
              </table:table-cell>
              <table:table-cell office:value-type="float" office:value="-1">
                <text:p text:id="VM.H2:VM.H3">-1</text:p>
              </table:table-cell>
              <table:table-cell office:value-type="float" office:value="-1">
                <text:p text:id="VM.I2:VM.I3">-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262cm" svg:y="0.256cm" chart:style-name="ch2">
          <text:p>Swap-space activity (kBytes/sec) ubuntuServer 9/23/2011</text:p>
        </chart:title>
        <chart:legend chart:legend-position="end" svg:x="32.918cm" svg:y="5.834cm" chart:style-name="ch3"/>
        <chart:plot-area chart:style-name="ch4" table:cell-range-address="VM.A2:VM.A3 VM.J1:VM.K3" chart:data-source-has-labels="both" svg:x="0.713cm" svg:y="1.281cm" svg:width="31.493cm" svg:height="11.045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J2:VM.J3" chart:label-cell-address="VM.J1:VM.J1" chart:class="chart:area">
            <chart:data-point chart:repeated="2"/>
          </chart:series>
          <chart:series chart:style-name="ch8" chart:values-cell-range-address="VM.K2:VM.K3" chart:label-cell-address="VM.K1:VM.K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1:15:09</text:p>
              </table:table-cell>
              <table:table-cell office:value-type="float" office:value="-1">
                <text:p text:id="VM.J2:VM.J3">-1</text:p>
              </table:table-cell>
              <table:table-cell office:value-type="float" office:value="-1">
                <text:p text:id="VM.K2:VM.K3">-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3 CPU_ALL.G1:CPU_ALL.G3" chart:data-source-has-labels="both" svg:x="0.713cm" svg:y="0.256cm" svg:width="31.996cm" svg:height="12.07cm">
          <chart:axis chart:dimension="x" chart:name="primary-x" chart:style-name="ch4">
            <chart:categories table:cell-range-address="CPU_ALL.A2:CPU_ALL.A3"/>
          </chart:axis>
          <chart:axis chart:dimension="y" chart:name="primary-y" chart:style-name="ch5"/>
          <chart:series chart:style-name="ch6" chart:values-cell-range-address="CPU_ALL.G2:CPU_ALL.G3" chart:label-cell-address="CPU_ALL.G1:CPU_ALL.G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1:15:09</text:p>
              </table:table-cell>
              <table:table-cell office:value-type="float" office:value="4">
                <text:p text:id="CPU_ALL.G2:CPU_ALL.G3">4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1 JMeter_Test_30_Threads  9/23/2011</text:p>
        </chart:title>
        <chart:legend chart:legend-position="end" svg:x="33.209cm" svg:y="5.598cm" chart:style-name="ch3"/>
        <chart:plot-area chart:style-name="ch4" table:cell-range-address="CPU01.A1:CPU01.D3" chart:data-source-has-labels="both" svg:x="0.713cm" svg:y="1.281cm" svg:width="31.784cm" svg:height="11.041cm">
          <chart:axis chart:dimension="x" chart:name="primary-x" chart:style-name="ch5">
            <chart:categories table:cell-range-address="CPU01.A2:CPU01.A3"/>
          </chart:axis>
          <chart:axis chart:dimension="y" chart:name="primary-y" chart:style-name="ch6"/>
          <chart:series chart:style-name="ch7" chart:values-cell-range-address="CPU01.B2:CPU01.B3" chart:label-cell-address="CPU01.B1:CPU01.B1" chart:class="chart:area">
            <chart:data-point chart:repeated="2"/>
          </chart:series>
          <chart:series chart:style-name="ch8" chart:values-cell-range-address="CPU01.C2:CPU01.C3" chart:label-cell-address="CPU01.C1:CPU01.C1" chart:class="chart:area">
            <chart:data-point chart:repeated="2"/>
          </chart:series>
          <chart:series chart:style-name="ch9" chart:values-cell-range-address="CPU01.D2:CPU01.D3" chart:label-cell-address="CPU01.D1:CPU01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3">11:15:09</text:p>
              </table:table-cell>
              <table:table-cell office:value-type="float" office:value="0.5">
                <text:p text:id="CPU01.B2:CPU01.B3">0.5</text:p>
              </table:table-cell>
              <table:table-cell office:value-type="float" office:value="0.2">
                <text:p text:id="CPU01.C2:CPU01.C3">0.2</text:p>
              </table:table-cell>
              <table:table-cell office:value-type="float" office:value="0">
                <text:p text:id="CPU01.D2:CPU01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4.4">
                <text:p>4.4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2 JMeter_Test_30_Threads  9/23/2011</text:p>
        </chart:title>
        <chart:legend chart:legend-position="end" svg:x="33.209cm" svg:y="5.598cm" chart:style-name="ch3"/>
        <chart:plot-area chart:style-name="ch4" table:cell-range-address="CPU02.A1:CPU02.D3" chart:data-source-has-labels="both" svg:x="0.713cm" svg:y="1.281cm" svg:width="31.784cm" svg:height="11.041cm">
          <chart:axis chart:dimension="x" chart:name="primary-x" chart:style-name="ch5">
            <chart:categories table:cell-range-address="CPU02.A2:CPU02.A3"/>
          </chart:axis>
          <chart:axis chart:dimension="y" chart:name="primary-y" chart:style-name="ch6"/>
          <chart:series chart:style-name="ch7" chart:values-cell-range-address="CPU02.B2:CPU02.B3" chart:label-cell-address="CPU02.B1:CPU02.B1" chart:class="chart:area">
            <chart:data-point chart:repeated="2"/>
          </chart:series>
          <chart:series chart:style-name="ch8" chart:values-cell-range-address="CPU02.C2:CPU02.C3" chart:label-cell-address="CPU02.C1:CPU02.C1" chart:class="chart:area">
            <chart:data-point chart:repeated="2"/>
          </chart:series>
          <chart:series chart:style-name="ch9" chart:values-cell-range-address="CPU02.D2:CPU02.D3" chart:label-cell-address="CPU02.D1:CPU02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3">11:15:09</text:p>
              </table:table-cell>
              <table:table-cell office:value-type="float" office:value="0.5">
                <text:p text:id="CPU02.B2:CPU02.B3">0.5</text:p>
              </table:table-cell>
              <table:table-cell office:value-type="float" office:value="0.2">
                <text:p text:id="CPU02.C2:CPU02.C3">0.2</text:p>
              </table:table-cell>
              <table:table-cell office:value-type="float" office:value="0">
                <text:p text:id="CPU02.D2:CPU02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5.6">
                <text:p>5.6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3 JMeter_Test_30_Threads  9/23/2011</text:p>
        </chart:title>
        <chart:legend chart:legend-position="end" svg:x="33.209cm" svg:y="5.598cm" chart:style-name="ch3"/>
        <chart:plot-area chart:style-name="ch4" table:cell-range-address="CPU03.A1:CPU03.D3" chart:data-source-has-labels="both" svg:x="0.713cm" svg:y="1.281cm" svg:width="31.784cm" svg:height="11.041cm">
          <chart:axis chart:dimension="x" chart:name="primary-x" chart:style-name="ch5">
            <chart:categories table:cell-range-address="CPU03.A2:CPU03.A3"/>
          </chart:axis>
          <chart:axis chart:dimension="y" chart:name="primary-y" chart:style-name="ch6"/>
          <chart:series chart:style-name="ch7" chart:values-cell-range-address="CPU03.B2:CPU03.B3" chart:label-cell-address="CPU03.B1:CPU03.B1" chart:class="chart:area">
            <chart:data-point chart:repeated="2"/>
          </chart:series>
          <chart:series chart:style-name="ch8" chart:values-cell-range-address="CPU03.C2:CPU03.C3" chart:label-cell-address="CPU03.C1:CPU03.C1" chart:class="chart:area">
            <chart:data-point chart:repeated="2"/>
          </chart:series>
          <chart:series chart:style-name="ch9" chart:values-cell-range-address="CPU03.D2:CPU03.D3" chart:label-cell-address="CPU03.D1:CPU03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3">11:15:09</text:p>
              </table:table-cell>
              <table:table-cell office:value-type="float" office:value="0.4">
                <text:p text:id="CPU03.B2:CPU03.B3">0.4</text:p>
              </table:table-cell>
              <table:table-cell office:value-type="float" office:value="0.2">
                <text:p text:id="CPU03.C2:CPU03.C3">0.2</text:p>
              </table:table-cell>
              <table:table-cell office:value-type="float" office:value="0">
                <text:p text:id="CPU03.D2:CPU03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5.1">
                <text:p>5.1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2.141cm" svg:y="0.256cm" chart:style-name="ch2">
          <text:p>CPU 4 JMeter_Test_30_Threads  9/23/2011</text:p>
        </chart:title>
        <chart:legend chart:legend-position="end" svg:x="33.209cm" svg:y="5.598cm" chart:style-name="ch3"/>
        <chart:plot-area chart:style-name="ch4" table:cell-range-address="CPU04.A1:CPU04.D3" chart:data-source-has-labels="both" svg:x="0.713cm" svg:y="1.281cm" svg:width="31.784cm" svg:height="11.041cm">
          <chart:axis chart:dimension="x" chart:name="primary-x" chart:style-name="ch5">
            <chart:categories table:cell-range-address="CPU04.A2:CPU04.A3"/>
          </chart:axis>
          <chart:axis chart:dimension="y" chart:name="primary-y" chart:style-name="ch6"/>
          <chart:series chart:style-name="ch7" chart:values-cell-range-address="CPU04.B2:CPU04.B3" chart:label-cell-address="CPU04.B1:CPU04.B1" chart:class="chart:area">
            <chart:data-point chart:repeated="2"/>
          </chart:series>
          <chart:series chart:style-name="ch8" chart:values-cell-range-address="CPU04.C2:CPU04.C3" chart:label-cell-address="CPU04.C1:CPU04.C1" chart:class="chart:area">
            <chart:data-point chart:repeated="2"/>
          </chart:series>
          <chart:series chart:style-name="ch9" chart:values-cell-range-address="CPU04.D2:CPU04.D3" chart:label-cell-address="CPU04.D1:CPU04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3">11:15:09</text:p>
              </table:table-cell>
              <table:table-cell office:value-type="float" office:value="0.4">
                <text:p text:id="CPU04.B2:CPU04.B3">0.4</text:p>
              </table:table-cell>
              <table:table-cell office:value-type="float" office:value="0.2">
                <text:p text:id="CPU04.C2:CPU04.C3">0.2</text:p>
              </table:table-cell>
              <table:table-cell office:value-type="float" office:value="0.1">
                <text:p text:id="CPU04.D2:CPU04.D3">0.1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4.7">
                <text:p>4.7</text:p>
              </table:table-cell>
              <table:table-cell office:value-type="float" office:value="1.2">
                <text:p>1.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23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.45">
                <text:p text:id="CPU_SUMM.B2:CPU_SUMM.B5">2.45</text:p>
              </table:table-cell>
              <table:table-cell office:value-type="float" office:value="0.65">
                <text:p text:id="CPU_SUMM.C2:CPU_SUMM.C5">0.65</text:p>
              </table:table-cell>
              <table:table-cell office:value-type="float" office:value="0.4">
                <text:p text:id="CPU_SUMM.D2:CPU_SUMM.D5">0.4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.05">
                <text:p>3.05</text:p>
              </table:table-cell>
              <table:table-cell office:value-type="float" office:value="0.5">
                <text:p>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.75">
                <text:p>2.75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.55">
                <text:p>2.55</text:p>
              </table:table-cell>
              <table:table-cell office:value-type="float" office:value="0.7">
                <text:p>0.7</text:p>
              </table:table-cell>
              <table:table-cell office:value-type="float" office:value="3.15">
                <text:p>3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849cm" svg:y="0.256cm" chart:style-name="ch2">
          <text:p>Disk total KB/s JMeter_Test_30_Threads - 9/23/2011</text:p>
        </chart:title>
        <chart:legend chart:legend-position="end" svg:x="31.793cm" svg:y="5.598cm" chart:style-name="ch3"/>
        <chart:plot-area chart:style-name="ch4" table:cell-range-address="DISK_SUMM.A2:DISK_SUMM.D3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3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3" chart:label-cell-address="DISK_SUMM.B1:DISK_SUMM.B1" chart:class="chart:area">
            <chart:data-point chart:repeated="2"/>
          </chart:series>
          <chart:series chart:attached-axis="primary-y" chart:style-name="ch11" chart:values-cell-range-address="DISK_SUMM.C2:DISK_SUMM.C3" chart:label-cell-address="DISK_SUMM.C1:DISK_SUMM.C1" chart:class="chart:area">
            <chart:data-point chart:repeated="2"/>
          </chart:series>
          <chart:series chart:attached-axis="secondary-y" chart:style-name="ch12" chart:values-cell-range-address="DISK_SUMM.D2:DISK_SUMM.D3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3">11:15:09</text:p>
              </table:table-cell>
              <table:table-cell office:value-type="float" office:value="0">
                <text:p text:id="DISK_SUMM.B2:DISK_SUMM.B3">0</text:p>
              </table:table-cell>
              <table:table-cell office:value-type="float" office:value="0">
                <text:p text:id="DISK_SUMM.C2:DISK_SUMM.C3">0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0">
                <text:p>0</text:p>
              </table:table-cell>
              <table:table-cell office:value-type="float" office:value="526.2">
                <text:p>526.2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942cm" svg:y="0.256cm" chart:style-name="ch2">
          <text:p>Disk total KB/s JMeter_Test_30_Threads  9/23/2011</text:p>
        </chart:title>
        <chart:legend chart:legend-position="end" svg:x="33.168cm" svg:y="5.6cm" chart:style-name="ch3"/>
        <chart:plot-area chart:style-name="ch4" table:cell-range-address="DISK_SUMM.B1:DISK_SUMM.D1 DISK_SUMM.A5:DISK_SUMM.D7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5:DISK_SUMM.D5" chart:label-cell-address="DISK_SUMM.A5:DISK_SUMM.A5" chart:class="chart:bar">
            <chart:data-point chart:repeated="3"/>
          </chart:series>
          <chart:series chart:style-name="ch9" chart:values-cell-range-address="DISK_SUMM.B6:DISK_SUMM.D6" chart:label-cell-address="DISK_SUMM.A6:DISK_SUMM.A6" chart:class="chart:bar">
            <chart:data-point chart:repeated="3"/>
          </chart:series>
          <chart:series chart:style-name="ch10" chart:values-cell-range-address="DISK_SUMM.B7:DISK_SUMM.D7" chart:label-cell-address="DISK_SUMM.A7:DISK_SUMM.A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5:DISK_SUMM.A5">Avg.</text:p>
              </table:table-cell>
              <table:table-cell office:value-type="float" office:value="0">
                <text:p text:id="DISK_SUMM.B5:DISK_SUMM.D5">0</text:p>
              </table:table-cell>
              <table:table-cell office:value-type="float" office:value="263.1">
                <text:p>263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 text:id="DISK_SUMM.A6:DISK_SUMM.A6">W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63.1">
                <text:p>263.1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 text:id="DISK_SUMM.A7:DISK_SUMM.A7">Max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812cm" svg:y="0.256cm" chart:style-name="ch2">
          <text:p>Disk Block Size JMeter_Test_30_Threads (Kbytes)  9/23/2011</text:p>
        </chart:title>
        <chart:legend chart:legend-position="end" svg:x="33.209cm" svg:y="5.598cm" chart:style-name="ch3"/>
        <chart:plot-area chart:style-name="ch4" table:cell-range-address="DISKBSIZE.B1:DISKBSIZE.F1 DISKBSIZE.B5:DISKBSIZE.F7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5:DISKBSIZE.F5" chart:class="chart:bar">
            <chart:data-point chart:repeated="5"/>
          </chart:series>
          <chart:series chart:style-name="ch9" chart:values-cell-range-address="DISKBSIZE.B6:DISKBSIZE.F6" chart:class="chart:bar">
            <chart:data-point chart:repeated="5"/>
          </chart:series>
          <chart:series chart:style-name="ch10" chart:values-cell-range-address="DISKBSIZE.B7:DISKBSIZ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.65">
                <text:p text:id="DISKBSIZE.B5:DISKBSIZE.F5">3.65</text:p>
              </table:table-cell>
              <table:table-cell office:value-type="float" office:value="3.65">
                <text:p>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.65">
                <text:p text:id="DISKBSIZE.B6:DISKBSIZE.F6">3.65</text:p>
              </table:table-cell>
              <table:table-cell office:value-type="float" office:value="3.65">
                <text:p>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SIZE.B7:DISKBSIZ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812cm" svg:y="0.256cm" chart:style-name="ch2">
          <text:p>Disk Block Size JMeter_Test_30_Threads (Kbytes)  9/23/2011</text:p>
        </chart:title>
        <chart:legend chart:legend-position="end" svg:x="33.368cm" svg:y="5.132cm" chart:style-name="ch3"/>
        <chart:plot-area chart:style-name="ch4" table:cell-range-address="DISKBSIZE.A1:DISKBSIZE.F3" chart:data-source-has-labels="both" svg:x="0.712cm" svg:y="1.281cm" svg:width="31.945cm" svg:height="11.045cm">
          <chart:axis chart:dimension="x" chart:name="primary-x" chart:style-name="ch5">
            <chart:categories table:cell-range-address="DISKBSIZE.A2:DISKBSIZ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3" chart:label-cell-address="DISKBSIZE.B1:DISKBSIZE.B1" chart:class="chart:line">
            <chart:data-point chart:repeated="2"/>
          </chart:series>
          <chart:series chart:style-name="ch9" chart:values-cell-range-address="DISKBSIZE.C2:DISKBSIZE.C3" chart:label-cell-address="DISKBSIZE.C1:DISKBSIZE.C1" chart:class="chart:line">
            <chart:data-point chart:repeated="2"/>
          </chart:series>
          <chart:series chart:style-name="ch10" chart:values-cell-range-address="DISKBSIZE.D2:DISKBSIZE.D3" chart:label-cell-address="DISKBSIZE.D1:DISKBSIZE.D1" chart:class="chart:line">
            <chart:data-point chart:repeated="2"/>
          </chart:series>
          <chart:series chart:style-name="ch11" chart:values-cell-range-address="DISKBSIZE.E2:DISKBSIZE.E3" chart:label-cell-address="DISKBSIZE.E1:DISKBSIZE.E1" chart:class="chart:line">
            <chart:data-point chart:repeated="2"/>
          </chart:series>
          <chart:series chart:style-name="ch12" chart:values-cell-range-address="DISKBSIZE.F2:DISKBSIZE.F3" chart:label-cell-address="DISKBSIZE.F1:DISKBSIZ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3">11:15:09</text:p>
              </table:table-cell>
              <table:table-cell office:value-type="float" office:value="0">
                <text:p text:id="DISKBSIZE.B2:DISKBSIZE.B3">0</text:p>
              </table:table-cell>
              <table:table-cell office:value-type="float" office:value="0">
                <text:p text:id="DISKBSIZE.C2:DISKBSIZE.C3">0</text:p>
              </table:table-cell>
              <table:table-cell office:value-type="float" office:value="0">
                <text:p text:id="DISKBSIZE.D2:DISKBSIZE.D3">0</text:p>
              </table:table-cell>
              <table:table-cell office:value-type="float" office:value="0">
                <text:p text:id="DISKBSIZE.E2:DISKBSIZE.E3">0</text:p>
              </table:table-cell>
              <table:table-cell office:value-type="float" office:value="0">
                <text:p text:id="DISKBSIZE.F2:DISKBSIZE.F3">0</text:p>
              </table:table-cell>
            </table:table-row>
            <table:table-row>
              <table:table-cell office:value-type="string">
                <text:p>11:15:39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387cm" svg:y="0.256cm" chart:style-name="ch2">
          <text:p>Disk %Busy JMeter_Test_30_Threads  9/23/2011</text:p>
        </chart:title>
        <chart:legend chart:legend-position="end" svg:x="33.209cm" svg:y="5.598cm" chart:style-name="ch3"/>
        <chart:plot-area chart:style-name="ch4" table:cell-range-address="DISKBUSY.B1:DISKBUSY.F1 DISKBUSY.B5:DISKBUSY.F7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5:DISKBUSY.F5" chart:class="chart:bar">
            <chart:data-point chart:repeated="5"/>
          </chart:series>
          <chart:series chart:style-name="ch9" chart:values-cell-range-address="DISKBUSY.B6:DISKBUSY.F6" chart:class="chart:bar">
            <chart:data-point chart:repeated="5"/>
          </chart:series>
          <chart:series chart:style-name="ch10" chart:values-cell-range-address="DISKBUSY.B7:DISKBUSY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6.15">
                <text:p text:id="DISKBUSY.B5:DISKBUSY.F5">6.15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6.15">
                <text:p text:id="DISKBUSY.B6:DISKBUSY.F6">6.15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USY.B7:DISKBUSY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